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5</text:p>
      <text:p text:style-name="P1"/>
      <text:p text:style-name="P1"/>
      <text:p text:style-name="P1"/>
      <text:p text:style-name="P1"/>
      <text:p text:style-name="P6">Backlog :</text:p>
      <text:list xml:id="list31182342" text:style-name="L1">
        <text:list-item>
          <text:p text:style-name="P4">écriture de l'interface avec l'utilisateur</text:p>
        </text:list-item>
        <text:list-item>
          <text:p text:style-name="P4">rédaction de la documentation pour le Sprint 5</text:p>
        </text:list-item>
        <text:list-item>
          <text:p text:style-name="P4">finition de la documentation pour tout les Sprint</text:p>
        </text:list-item>
      </text:list>
      <text:p text:style-name="P3"/>
      <text:p text:style-name="P3"/>
      <text:p text:style-name="P3"/>
      <text:p text:style-name="P3"/>
      <text:p text:style-name="P6">Affectations et estimations :</text:p>
      <text:list xml:id="list31231269" text:style-name="L2">
        <text:list-item>
          <text:p text:style-name="P5">écriture de l'interface avec l'utilisateur (Cyrielle Bazart &amp; Jérémy Geoffroy) : 3h</text:p>
          <text:p text:style-name="P5"/>
        </text:list-item>
        <text:list-item>
          <text:p text:style-name="P5">rédaction de la documentation pour le Sprint 5 (Cyrielle Bazart) : 30 minutes</text:p>
          <text:p text:style-name="P5"/>
        </text:list-item>
        <text:list-item>
          <text:p text:style-name="P5">finition de la documentation pour tout les Sprint <text:s/>(Cyrielle Bazart) = 30 minutes</text:p>
        </text:list-item>
      </text:list>
      <text:p text:style-name="P3"/>
      <text:p text:style-name="P3"/>
      <text:p text:style-name="P3"/>
      <text:p text:style-name="P6">Burndown Chart :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11:04:58.88</meta:creation-date>
    <dc:date>2012-05-08T11:32:21.25</dc:date>
    <meta:editing-duration>PT12M51S</meta:editing-duration>
    <meta:editing-cycles>2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10" meta:word-count="76" meta:character-count="446" meta:non-whitespace-character-count="385"/>
  </office:meta>
</office:document-meta>
</file>